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56cm" svg:stroke-color="#000000" draw:marker-start-width="1.271cm" draw:marker-end-width="1.271cm" draw:fill="none" draw:textarea-vertical-align="middle" fo:padding-top="0.303cm" fo:padding-bottom="0.303cm" fo:padding-left="0.428cm" fo:padding-right="0.428cm"/>
    </style:style>
    <style:style style:name="gr2" style:family="graphic" style:parent-style-name="standard">
      <style:graphic-properties draw:stroke="none" svg:stroke-color="#000000" draw:fill="none" draw:fill-color="#ffffff" fo:min-height="4.941cm"/>
    </style:style>
    <style:style style:name="gr3" style:family="graphic" style:parent-style-name="objectwithoutfill">
      <style:graphic-properties svg:stroke-width="0.356cm" svg:stroke-color="#000000" draw:marker-start-width="1.271cm" draw:marker-end-width="1.271cm" draw:stroke-linejoin="miter" draw:fill="none" draw:textarea-vertical-align="middle" fo:padding-top="0.303cm" fo:padding-bottom="0.303cm" fo:padding-left="0.428cm" fo:padding-right="0.428cm"/>
    </style:style>
    <style:style style:name="gr4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019cm" fo:min-width="0cm" fo:padding-top="0.226cm" fo:padding-bottom="0.226cm" fo:padding-left="0.351cm" fo:padding-right="0.351cm" draw:shadow-offset-x="0.203cm" draw:shadow-offset-y="0.203cm"/>
    </style:style>
    <style:style style:name="gr5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1.019cm" fo:min-width="0cm" fo:padding-top="0.226cm" fo:padding-bottom="0.226cm" fo:padding-left="0.351cm" fo:padding-right="0.351cm"/>
    </style:style>
    <style:style style:name="gr6" style:family="graphic" style:parent-style-name="standard">
      <style:graphic-properties svg:stroke-width="0.203cm" svg:stroke-color="#000000" draw:marker-start-width="0.812cm" draw:marker-end-width="0.812cm" draw:stroke-linejoin="miter" draw:fill="solid" draw:fill-color="#ffffff" draw:textarea-horizontal-align="justify" draw:textarea-vertical-align="middle" draw:auto-grow-height="false" fo:min-height="0.094cm" fo:min-width="0.79cm" fo:padding-top="0.226cm" fo:padding-bottom="0.226cm" fo:padding-left="0.351cm" fo:padding-right="0.351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4cm" fo:min-width="0cm"/>
    </style:style>
    <style:style style:name="gr8" style:family="graphic" style:parent-style-name="standard">
      <style:graphic-properties draw:stroke="none" svg:stroke-color="#000000" draw:fill="none" draw:fill-color="#ffffff" fo:min-height="3.814cm"/>
    </style:style>
    <style:style style:name="gr9" style:family="graphic" style:parent-style-name="objectwithoutfill">
      <style:graphic-properties svg:stroke-width="0.254cm" svg:stroke-color="#000000" draw:marker-start-width="0.965cm" draw:marker-end-width="0.965cm" draw:stroke-linejoin="miter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03cm" svg:stroke-color="#000000" draw:marker-start-width="0.813cm" draw:marker-end-width="0.813cm" draw:stroke-linejoin="miter" draw:fill="solid" draw:fill-color="#ffffff" draw:textarea-horizontal-align="justify" draw:textarea-vertical-align="middle" draw:auto-grow-height="false" fo:min-height="2.036cm" fo:min-width="1.786cm" fo:padding-top="0.227cm" fo:padding-bottom="0.227cm" fo:padding-left="0.352cm" fo:padding-right="0.352cm"/>
    </style:style>
    <style:style style:name="gr11" style:family="graphic" style:parent-style-name="standard">
      <style:graphic-properties svg:stroke-width="0.203cm" svg:stroke-color="#000000" draw:marker-start-width="0.813cm" draw:marker-end-width="0.813cm" draw:stroke-linejoin="miter" draw:fill="solid" draw:fill-color="#ffffff" draw:textarea-horizontal-align="justify" draw:textarea-vertical-align="middle" draw:auto-grow-height="false" fo:min-height="2.086cm" fo:min-width="1.836cm" fo:padding-top="0.227cm" fo:padding-bottom="0.227cm" fo:padding-left="0.352cm" fo:padding-right="0.3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6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fo:font-size="96pt" fo:font-weight="normal" style:font-size-asian="18pt" style:font-weight-asian="normal" style:font-size-complex="18pt" style:font-weight-complex="normal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9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5.426cm" svg:y1="4.048cm" svg:x2="27.244cm" svg:y2="6.954cm">
            <text:p/>
          </draw:line>
          <draw:line draw:style-name="gr1" draw:text-style-name="P1" draw:layer="layout" svg:x1="27.623cm" svg:y1="4.048cm" svg:x2="27.547cm" svg:y2="6.969cm">
            <text:p/>
          </draw:line>
          <draw:line draw:style-name="gr1" draw:text-style-name="P1" draw:layer="layout" svg:x1="23.987cm" svg:y1="4.116cm" svg:x2="28.305cm" svg:y2="6.833cm">
            <text:p/>
          </draw:line>
        </draw:g>
        <draw:g>
          <draw:line draw:style-name="gr1" draw:text-style-name="P1" draw:layer="layout" svg:x1="5.953cm" svg:y1="2.397cm" svg:x2="5.953cm" svg:y2="6.461cm">
            <text:p/>
          </draw:line>
          <draw:line draw:style-name="gr1" draw:text-style-name="P1" draw:layer="layout" svg:x1="4.302cm" svg:y1="2.397cm" svg:x2="4.302cm" svg:y2="6.461cm">
            <text:p/>
          </draw:line>
          <draw:line draw:style-name="gr1" draw:text-style-name="P1" draw:layer="layout" svg:x1="2.905cm" svg:y1="2.397cm" svg:x2="2.905cm" svg:y2="6.461cm">
            <text:p/>
          </draw:line>
        </draw:g>
        <draw:frame draw:style-name="gr2" draw:text-style-name="P3" draw:layer="layout" svg:width="8.255cm" svg:height="5.191cm" svg:x="6.715cm" svg:y="3.286cm">
          <draw:text-box>
            <text:p text:style-name="P2"><text:span text:style-name="T1">Rez</text:span></text:p>
          </draw:text-box>
        </draw:frame>
        <draw:connector draw:style-name="gr3" draw:text-style-name="P1" draw:layer="layout" draw:type="curve" svg:x1="3.304cm" svg:y1="8.553cm" svg:x2="6.08cm" svg:y2="14.462cm" svg:d="M3304 8553c0 4432 2776 1478 2776 5909" svg:viewBox="0 0 2777 5910">
          <text:p/>
        </draw:connector>
        <draw:g>
          <draw:custom-shape draw:style-name="gr4" draw:text-style-name="P4" draw:layer="layout" svg:width="0.588cm" svg:height="1.471cm" svg:x="20.973cm" svg:y="5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88cm" svg:height="1.471cm" svg:x="20.973cm" svg:y="5.2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984cm" svg:height="1.639cm" draw:transform="rotate (-3.14159265358979) translate (22.78cm 5.6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0.415cm" svg:height="0.904cm" svg:x="21.062cm" svg:y="4.978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3" draw:layer="layout" svg:width="10.287cm" svg:height="4.064cm" svg:x="6.08cm" svg:y="11.033cm">
          <draw:text-box>
            <text:p text:style-name="P2"><text:span text:style-name="T1">Track</text:span></text:p>
          </draw:text-box>
        </draw:frame>
        <draw:g>
          <draw:custom-shape draw:style-name="gr4" draw:text-style-name="P4" draw:layer="layout" svg:width="0.588cm" svg:height="1.471cm" svg:x="21.164cm" svg:y="13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88cm" svg:height="1.471cm" svg:x="21.164cm" svg:y="13.0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984cm" svg:height="1.639cm" draw:transform="rotate (-3.14159265358979) translate (22.971cm 13.5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0.415cm" svg:height="0.904cm" svg:x="21.253cm" svg:y="12.852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" draw:layer="layout" draw:type="curve" svg:x1="25.257cm" svg:y1="11.668cm" svg:x2="26.908cm" svg:y2="15.224cm" svg:d="M25257 11668c0 2667 1651 889 1651 3556" svg:viewBox="0 0 1652 3557">
          <text:p/>
        </draw:connector>
        <draw:custom-shape draw:style-name="gr10" draw:text-style-name="P4" draw:layer="layout" svg:width="2.54cm" svg:height="2.54cm" svg:x="29.702cm" svg:y="4.3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4cm" svg:height="2.54cm" svg:x="29.575cm" svg:y="11.922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2.143cm" svg:y1="15.859cm" svg:x2="6.207cm" svg:y2="15.859cm">
            <text:p/>
          </draw:line>
          <draw:line draw:style-name="gr1" draw:text-style-name="P1" draw:layer="layout" svg:x1="2.143cm" svg:y1="17.51cm" svg:x2="6.207cm" svg:y2="17.51cm">
            <text:p/>
          </draw:line>
          <draw:line draw:style-name="gr1" draw:text-style-name="P1" draw:layer="layout" svg:x1="2.143cm" svg:y1="18.907cm" svg:x2="6.207cm" svg:y2="18.907cm">
            <text:p/>
          </draw:line>
        </draw:g>
        <draw:frame draw:style-name="gr8" draw:text-style-name="P3" draw:layer="layout" svg:width="10.287cm" svg:height="4.064cm" svg:x="6.842cm" svg:y="15.859cm">
          <draw:text-box>
            <text:p text:style-name="P2"><text:span text:style-name="T1">Stack</text:span></text:p>
          </draw:text-box>
        </draw:frame>
        <draw:g>
          <draw:custom-shape draw:style-name="gr4" draw:text-style-name="P4" draw:layer="layout" svg:width="0.588cm" svg:height="1.471cm" svg:x="21.418cm" svg:y="1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0.588cm" svg:height="1.471cm" svg:x="21.418cm" svg:y="1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2.984cm" svg:height="1.639cm" draw:transform="rotate (-3.14159265358979) translate (23.225cm 18.13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0.415cm" svg:height="0.904cm" svg:x="21.507cm" svg:y="17.424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draw:layer="layout" svg:width="2.54cm" svg:height="2.54cm" svg:x="29.575cm" svg:y="16.36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33:18.710000000</meta:creation-date>
    <dc:date>2018-09-09T07:34:27.220000000</dc:date>
    <meta:editing-duration>PT27M46S</meta:editing-duration>
    <meta:editing-cycles>6</meta:editing-cycles>
    <meta:generator>LibreOffice/6.0.5.2$Windows_X86_64 LibreOffice_project/54c8cbb85f300ac59db32fe8a675ff7683cd5a16</meta:generator>
    <meta:document-statistic meta:object-count="35"/>
  </office:meta>
</office:document-meta>
</file>